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785cm"/>
      <style:paragraph-properties style:writing-mode="lr-tb"/>
    </style:style>
    <style:style style:name="pr2" style:family="presentation" style:parent-style-name="Default-title">
      <style:graphic-properties fo:min-height="5.677cm"/>
      <style:paragraph-properties style:writing-mode="lr-tb"/>
    </style:style>
    <style:style style:name="pr3" style:family="presentation" style:parent-style-name="Default-title">
      <style:graphic-properties fo:min-height="2.533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3.785cm" svg:x="2.286cm" svg:y="8.096cm" presentation:class="title" presentation:user-transformed="true">
          <draw:text-box>
            <text:p text:style-name="P2"><text:span text:style-name="T1">Práctica 3:</text:span><text:span text:style-name="T1"><text:line-break/></text:span><text:span text:style-name="T1">Videojuego retro</text:span></text:p>
          </draw:text-box>
        </draw:frame>
        <draw:frame presentation:style-name="pr2" draw:text-style-name="P4" draw:layer="layout" svg:width="23.211cm" svg:height="5.677cm" svg:x="2.443cm" svg:y="0.673cm" presentation:class="title" presentation:user-transformed="true">
          <draw:text-box>
            <text:p text:style-name="P2"><text:span text:style-name="T2">Construcción de Servicios y Aplicaciones Audiovisuales en Internet</text:span></text:p>
          </draw:text-box>
        </draw:frame>
        <draw:frame presentation:style-name="pr3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20-202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4-06T06:56:44.034282140</dc:date>
    <meta:editing-duration>P7DT21H10M49S</meta:editing-duration>
    <meta:editing-cycles>501</meta:editing-cycles>
    <meta:generator>LibreOffice/6.4.6.2$Linux_X86_64 LibreOffice_project/40$Build-2</meta:generator>
    <meta:print-date>2017-10-04T10:42:29.653181544</meta:print-date>
    <meta:document-statistic meta:object-count="28"/>
  </office:meta>
</office:document-meta>
</file>